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aa80" officeooo:paragraph-rsid="0001aa80"/>
    </style:style>
    <style:style style:name="P2" style:family="paragraph" style:parent-style-name="Standard">
      <style:text-properties officeooo:rsid="0001c9f5" officeooo:paragraph-rsid="0001c9f5"/>
    </style:style>
    <style:style style:name="P3" style:family="paragraph" style:parent-style-name="Standard" style:list-style-name="L1">
      <style:text-properties officeooo:rsid="0001c9f5" officeooo:paragraph-rsid="0001c9f5"/>
    </style:style>
    <style:style style:name="P4" style:family="paragraph" style:parent-style-name="Standard" style:list-style-name="L1">
      <style:text-properties officeooo:rsid="00022313" officeooo:paragraph-rsid="00022313"/>
    </style:style>
    <style:style style:name="P5" style:family="paragraph" style:parent-style-name="Standard" style:list-style-name="L1">
      <style:text-properties fo:font-weight="bold" officeooo:rsid="00022313" officeooo:paragraph-rsid="00022313" style:font-weight-asian="bold" style:font-weight-complex="bold"/>
    </style:style>
    <style:style style:name="P6" style:family="paragraph" style:parent-style-name="Standard" style:list-style-name="L1">
      <style:text-properties fo:font-weight="bold" officeooo:rsid="0001c9f5" officeooo:paragraph-rsid="0001c9f5" style:font-weight-asian="bold" style:font-weight-complex="bold"/>
    </style:style>
    <style:style style:name="P7" style:family="paragraph" style:parent-style-name="Standard" style:list-style-name="L1">
      <style:text-properties fo:font-weight="bold" officeooo:rsid="0001aa80" officeooo:paragraph-rsid="0001aa80" style:font-weight-asian="bold" style:font-weight-complex="bold"/>
    </style:style>
    <style:style style:name="P8" style:family="paragraph" style:parent-style-name="Standard" style:list-style-name="L1">
      <style:text-properties fo:font-weight="bold" officeooo:rsid="000442ab" officeooo:paragraph-rsid="000442ab" style:font-weight-asian="bold" style:font-weight-complex="bold"/>
    </style:style>
    <style:style style:name="P9" style:family="paragraph" style:parent-style-name="Standard" style:list-style-name="L1">
      <style:text-properties fo:font-weight="normal" officeooo:rsid="00022313" officeooo:paragraph-rsid="00022313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03fa39" officeooo:paragraph-rsid="0003fa39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0442ab" officeooo:paragraph-rsid="000442ab" style:font-weight-asian="normal" style:font-weight-complex="normal"/>
    </style:style>
    <style:style style:name="P12" style:family="paragraph" style:parent-style-name="Standard" style:list-style-name="L1">
      <style:text-properties officeooo:rsid="0003fa39" officeooo:paragraph-rsid="0003fa39"/>
    </style:style>
    <style:style style:name="P13" style:family="paragraph" style:parent-style-name="Standard" style:list-style-name="L1">
      <style:text-properties fo:font-style="italic" fo:font-weight="normal" officeooo:rsid="0003fa39" officeooo:paragraph-rsid="0003fa39" style:font-style-asian="italic" style:font-weight-asian="normal" style:font-style-complex="italic" style:font-weight-complex="normal"/>
    </style:style>
    <style:style style:name="P14" style:family="paragraph" style:parent-style-name="Standard" style:list-style-name="L1">
      <style:text-properties fo:font-style="italic" fo:font-weight="normal" officeooo:rsid="000442ab" officeooo:paragraph-rsid="000442ab" style:font-style-asian="italic" style:font-weight-asian="normal" style:font-style-complex="italic" style:font-weight-complex="normal"/>
    </style:style>
    <style:style style:name="P15" style:family="paragraph" style:parent-style-name="Standard" style:list-style-name="L1">
      <style:text-properties fo:font-style="normal" fo:font-weight="normal" officeooo:rsid="000442ab" officeooo:paragraph-rsid="000442ab" style:font-style-asian="normal" style:font-weight-asian="normal" style:font-style-complex="normal" style:font-weight-complex="normal"/>
    </style:style>
    <style:style style:name="P16" style:family="paragraph" style:parent-style-name="Standard" style:list-style-name="L1">
      <style:text-properties fo:font-style="normal" fo:font-weight="bold" officeooo:rsid="000442ab" officeooo:paragraph-rsid="000442ab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IALISTA</text:p>
      <text:p text:style-name="P1"/>
      <text:list xml:id="list318709822" text:style-name="L1">
        <text:list-item>
          <text:p text:style-name="P7">Pelin idea pääpiirteissään:</text:p>
          <text:list>
            <text:list-item>
              <text:p text:style-name="P3">Afrikan tähti -klooni</text:p>
              <text:list>
                <text:list-item>
                  <text:p text:style-name="P3">Liikkumisena lentäminen, liftaus, laiva</text:p>
                </text:list-item>
                <text:list-item>
                  <text:p text:style-name="P3">Pääpalkinto mikä?</text:p>
                </text:list-item>
                <text:list-item>
                  <text:p text:style-name="P3">Hevosenkenkämekaniikka ja jos niin mikä?</text:p>
                </text:list-item>
              </text:list>
            </text:list-item>
            <text:list-item>
              <text:p text:style-name="P10">Peli päättyy tähden löytämiseen vai kun sen vie takaisin lähtöön…</text:p>
              <text:list>
                <text:list-item>
                  <text:p text:style-name="P10">...tai randomkaupunkiin</text:p>
                </text:list-item>
              </text:list>
            </text:list-item>
            <text:list-item>
              <text:p text:style-name="P10">pelin tavoite VOI olla myös jokin muu:</text:p>
              <text:list>
                <text:list-item>
                  <text:p text:style-name="P10">EU-Appro jossa kerätä juomamerkintöjä</text:p>
                  <text:list>
                    <text:list-item>
                      <text:p text:style-name="P10">tämä voi triggerata randomevenntejä jos alkoholia…</text:p>
                    </text:list-item>
                    <text:list-item>
                      <text:p text:style-name="P10">tai sit k12-tyyliin esim eri maiden energiajuomia</text:p>
                    </text:list-item>
                  </text:list>
                </text:list-item>
                <text:list-item>
                  <text:p text:style-name="P10">Amazing race-tyylinen (uskoisin että vielä on aikaa)</text:p>
                </text:list-item>
                <text:list-item>
                  <text:p text:style-name="P10">jokin muu</text:p>
                </text:list-item>
              </text:list>
            </text:list-item>
          </text:list>
        </text:list-item>
        <text:list-item>
          <text:p text:style-name="P5">Yleiset mekaniikat</text:p>
          <text:list>
            <text:list-item>
              <text:p text:style-name="P9">Vuoropohjainen moninpeli</text:p>
            </text:list-item>
            <text:list-item>
              <text:p text:style-name="P9">Pelaaja vuorollaan valitsee tekstikomennolla actioninsa</text:p>
              <text:list>
                <text:list-item>
                  <text:p text:style-name="P9">komennot ja niitä vastaavat python-funktiokutsut dictionaryyn</text:p>
                  <text:list>
                    <text:list-item>
                      <text:p text:style-name="P9">man / --help</text:p>
                    </text:list-item>
                  </text:list>
                </text:list-item>
              </text:list>
            </text:list-item>
            <text:list-item>
              <text:p text:style-name="P10">Liikkua voi tietyn matkan päähän</text:p>
              <text:list>
                <text:list-item>
                  <text:p text:style-name="P11">eli peli antaa valita vain etäisyydellä x sijainnista olevat kaupungit<text:tab/></text:p>
                  <text:list>
                    <text:list-item>
                      <text:p text:style-name="P11">eri etäisyys eri liikkumiskeinoon</text:p>
                    </text:list-item>
                  </text:list>
                </text:list-item>
              </text:list>
            </text:list-item>
            <text:list-item>
              <text:p text:style-name="P10">Vuoron voi käyttää liikkumisen sijasta resurssinhankintaan</text:p>
              <text:list>
                <text:list-item>
                  <text:p text:style-name="P13">onko afrikan tähden löytäminen etsintäfunktion (vuoron) takana vaiko trigger siihen kaupunkiin tullessa</text:p>
                </text:list-item>
              </text:list>
            </text:list-item>
            <text:list-item>
              <text:p text:style-name="P13">Afrikan tähti generoidaan pelin alussa yhteen kaupunkiin</text:p>
              <text:list>
                <text:list-item>
                  <text:p text:style-name="P10"><text:span text:style-name="T1">muut kaupunkipalkinnot random eventejä?</text:span></text:p>
                </text:list-item>
              </text:list>
            </text:list-item>
          </text:list>
        </text:list-item>
        <text:list-item>
          <text:p text:style-name="P6">Kartta</text:p>
          <text:list>
            <text:list-item>
              <text:p text:style-name="P3">Rajattu 1 maa / valtio?</text:p>
            </text:list-item>
            <text:list-item>
              <text:p text:style-name="P3">Eurooppa+pohjois-afrikka (välimeren rannikko)</text:p>
            </text:list-item>
          </text:list>
        </text:list-item>
        <text:list-item>
          <text:p text:style-name="P6">Liikkumismekaniikat</text:p>
          <text:list>
            <text:list-item>
              <text:p text:style-name="P3">Lentäminen</text:p>
              <text:list>
                <text:list-item>
                  <text:p text:style-name="P3">Kallis</text:p>
                </text:list-item>
                <text:list-item>
                  <text:p text:style-name="P3">Kuluttaa paljon CO²</text:p>
                </text:list-item>
              </text:list>
            </text:list-item>
            <text:list-item>
              <text:p text:style-name="P3">Liftaaminen</text:p>
              <text:list>
                <text:list-item>
                  <text:p text:style-name="P3">Ei kuluta CO²</text:p>
                </text:list-item>
                <text:list-item>
                  <text:p text:style-name="P3">Ilmainen</text:p>
                </text:list-item>
                <text:list-item>
                  <text:p text:style-name="P3">Generoi rahaa ja jos niin miten?</text:p>
                </text:list-item>
                <text:list-item>
                  <text:p text:style-name="P4">Liikkuminen nopalla?</text:p>
                </text:list-item>
              </text:list>
            </text:list-item>
            <text:list-item>
              <text:p text:style-name="P3">Laiva</text:p>
              <text:list>
                <text:list-item>
                  <text:p text:style-name="P3">Vain rantakaupungista toiseen</text:p>
                  <text:list>
                    <text:list-item>
                      <text:p text:style-name="P12">tätä varten pitää mahdollisesti manuaalisesti käydä tietokannan kaupungit läpi ja tagata laivakaupungiksi</text:p>
                    </text:list-item>
                  </text:list>
                </text:list-item>
                <text:list-item>
                  <text:p text:style-name="P3">Kuluttaa CO² vai ei?</text:p>
                </text:list-item>
                <text:list-item>
                  <text:p text:style-name="P3">Halvempi ja hitaampi kuin lento</text:p>
                </text:list-item>
              </text:list>
            </text:list-item>
          </text:list>
        </text:list-item>
        <text:list-item>
          <text:p text:style-name="P6">Resurssit</text:p>
          <text:list>
            <text:list-item>
              <text:p text:style-name="P3">Raha</text:p>
              <text:list>
                <text:list-item>
                  <text:p text:style-name="P4">Generaattorit</text:p>
                  <text:list>
                    <text:list-item>
                      <text:p text:style-name="P12">random eventit</text:p>
                    </text:list-item>
                    <text:list-item>
                      <text:p text:style-name="P12">kryptolouhinta?</text:p>
                    </text:list-item>
                    <text:list-item>
                      <text:p text:style-name="P12">Liftaus?</text:p>
                    </text:list-item>
                    <text:list-item>
                      <text:p text:style-name="P12"><text:soft-page-break/>Uhkapelaaminen?</text:p>
                    </text:list-item>
                  </text:list>
                </text:list-item>
                <text:list-item>
                  <text:p text:style-name="P4">Kulutus</text:p>
                </text:list-item>
              </text:list>
            </text:list-item>
            <text:list-item>
              <text:p text:style-name="P3">CO²</text:p>
              <text:list>
                <text:list-item>
                  <text:p text:style-name="P4">Kulutus</text:p>
                </text:list-item>
                <text:list-item>
                  <text:p text:style-name="P4">Generointi?</text:p>
                </text:list-item>
                <text:list-item>
                  <text:p text:style-name="P4">Päästökauppa?<text:line-break/> Onko pelaajien välinen vai voiko ostaa pankilta</text:p>
                </text:list-item>
                <text:list-item>
                  <text:p text:style-name="P4">Hard cap eli ns HP-palkki?</text:p>
                </text:list-item>
              </text:list>
            </text:list-item>
            <text:list-item>
              <text:p text:style-name="P3">jokin muu?</text:p>
            </text:list-item>
          </text:list>
        </text:list-item>
        <text:list-item>
          <text:p text:style-name="P5">Eventit</text:p>
          <text:list>
            <text:list-item>
              <text:p text:style-name="P3">Random eventit</text:p>
              <text:list>
                <text:list-item>
                  <text:p text:style-name="P4">Tehdäänkö alueellisia triggereitä</text:p>
                </text:list-item>
                <text:list-item>
                  <text:p text:style-name="P4">Positiivisia ja negatiivisia</text:p>
                </text:list-item>
                <text:list-item>
                  <text:p text:style-name="P4">Vaikuttaako muihin pelaajiin</text:p>
                </text:list-item>
              </text:list>
            </text:list-item>
            <text:list-item>
              <text:p text:style-name="P3">Scriptatut eventit</text:p>
              <text:list>
                <text:list-item>
                  <text:p text:style-name="P4">Toteutetaanko lukittuja eventtejä</text:p>
                  <text:list>
                    <text:list-item>
                      <text:p text:style-name="P4">voi lukita mm. lokaatioon, tiettyyn inputiin, pelikierrosindeksiin jn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Tietokantarakenne</text:p>
          <text:list>
            <text:list-item>
              <text:p text:style-name="P11">Tarvitaan ainakin</text:p>
            </text:list-item>
            <text:list-item>
              <text:p text:style-name="P11">Lentokentät ja se mielellään käännettynä kaupungiksi</text:p>
              <text:list>
                <text:list-item>
                  <text:p text:style-name="P11">onko rantakaupunki</text:p>
                </text:list-item>
                <text:list-item>
                  <text:p text:style-name="P11">Koordinaattipari</text:p>
                </text:list-item>
                <text:list-item>
                  <text:p text:style-name="P11">Maa</text:p>
                </text:list-item>
              </text:list>
            </text:list-item>
            <text:list-item>
              <text:p text:style-name="P11">Pelaajat</text:p>
              <text:list>
                <text:list-item>
                  <text:p text:style-name="P11">nyk. Sijainti</text:p>
                </text:list-item>
                <text:list-item>
                  <text:p text:style-name="P11">resurssimäärät</text:p>
                </text:list-item>
                <text:list-item>
                  <text:p text:style-name="P11">pisteet/???</text:p>
                </text:list-item>
                <text:list-item>
                  <text:p text:style-name="P11">pelitila</text:p>
                  <text:list>
                    <text:list-item>
                      <text:p text:style-name="P11">onko lockattu liikkumiseen tms ja jos niin kauanko</text:p>
                    </text:list-item>
                  </text:list>
                </text:list-item>
              </text:list>
            </text:list-item>
            <text:list-item>
              <text:p text:style-name="P11">gamestate</text:p>
              <text:list>
                <text:list-item>
                  <text:p text:style-name="P11">kierroslaskuri</text:p>
                </text:list-item>
                <text:list-item>
                  <text:p text:style-name="P11">missä afrikan tähti</text:p>
                </text:list-item>
                <text:list-item>
                  <text:p text:style-name="P11">kolutut kaupungit</text:p>
                </text:list-item>
              </text:list>
            </text:list-item>
            <text:list-item>
              <text:p text:style-name="P14">nämä on vain alustavia mitä nyt äkkiä tuli mieleeni</text:p>
            </text:list-item>
            <text:list-item>
              <text:p text:style-name="P15">Sattuma/yhteismaa-kortit?</text:p>
            </text:list-item>
          </text:list>
        </text:list-item>
        <text:list-item>
          <text:p text:style-name="P16">Scriptit/funktiot</text:p>
          <text:list>
            <text:list-item>
              <text:p text:style-name="P15">Nopanheitin</text:p>
            </text:list-item>
            <text:list-item>
              <text:p text:style-name="P15">Liikkumiset ja muut actionit</text:p>
            </text:list-item>
            <text:list-item>
              <text:p text:style-name="P15">Printer</text:p>
              <text:list>
                <text:list-item>
                  <text:p text:style-name="P15">tuloste joka kierroksella mistä käy ilmi pelaajan tila</text:p>
                </text:list-item>
                <text:list-item>
                  <text:p text:style-name="P15">tulostaa esim liikkumismahdollisuudet</text:p>
                </text:list-item>
              </text:list>
            </text:list-item>
            <text:list-item>
              <text:p text:style-name="P15">Random event roller</text:p>
              <text:list>
                <text:list-item>
                  <text:p text:style-name="P15">random eventit voisi rollata ns kahdesti</text:p>
                  <text:list>
                    <text:list-item>
                      <text:p text:style-name="P15">1. roll triggeröikö vai ei</text:p>
                    </text:list-item>
                    <text:list-item>
                      <text:p text:style-name="P15">2. roll valitsee minkä eventin triggeröi</text:p>
                      <text:list>
                        <text:list-item>
                          <text:p text:style-name="P15">Tai sit vaan 1 roll ja esim 70% alkioista on “tyhjiä”</text:p>
                        </text:list-item>
                      </text:list>
                    </text:list-item>
                  </text:list>
                </text:list-item>
                <text:list-item>
                  <text:p text:style-name="P15">tapahtumatiheyden voisi tweakata mahdollisesti ulkoisesta filestä, josta voisi säätää myös muita parametreja pelin balansoimista/personointia varten</text:p>
                </text:list-item>
              </text:list>
            </text:list-item>
          </text:list>
        </text:list-item>
      </text:list>
      <text:p text:style-name="P2"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1:17:09.219480943</meta:creation-date>
    <dc:date>2023-09-22T12:11:44.884590660</dc:date>
    <meta:editing-duration>PT14S</meta:editing-duration>
    <meta:editing-cycles>1</meta:editing-cycles>
    <meta:document-statistic meta:table-count="0" meta:image-count="0" meta:object-count="0" meta:page-count="2" meta:paragraph-count="96" meta:word-count="441" meta:character-count="2814" meta:non-whitespace-character-count="2562"/>
    <meta:generator>LibreOffice/7.3.7.2$Linux_X86_64 LibreOffice_project/30$Build-2</meta:generator>
  </office:meta>
</office:document-meta>
</file>